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Context.getCurrentTransa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setCurrentTransactionReadOnly( boolean currentTransaction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getCurrentTransactionIsolation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setActualTransactionActive( boolean actualTransaction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Contex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TransactionContext( @ Nullable Transaction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isActualTransaction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Transac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get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setCurrentTransactionName( @ Nullable String currentTransa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setCurrentTransactionIsolationLevel( @ Nullable Integer currentTransactionIsolation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setSynchronizations( @ Nullable Set &lt; TransactionSynchronization &gt; synchroniz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isCurrentTransaction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getSynchroniz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